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6000001FE1F7A5025B17776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11111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87cm" svg:height="10.499cm" svg:x="0.213cm" svg:y="-0.25cm">
          <draw:image xlink:href="Pictures/10000201000002B6000001FE1F7A5025B17776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4T20:14:20.635000000</meta:creation-date>
    <dc:date>2020-12-04T20:16:42.906000000</dc:date>
    <meta:editing-duration>PT2M22S</meta:editing-duration>
    <meta:editing-cycles>1</meta:editing-cycles>
    <meta:document-statistic meta:object-count="1"/>
    <meta:generator>LibreOffice/7.0.3.1$Windows_X86_64 LibreOffice_project/d7547858d014d4cf69878db179d326fc3483e082</meta:generator>
  </office:meta>
</office:document-meta>
</file>